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83b" officeooo:paragraph-rsid="001a88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ring <text:s/>last 2 weeks me manged to create, our project and group on GITLAB, main loop with board creation, Amazons placement and common flowchart.</text:p>
      <text:p text:style-name="P1">Mateusz Jakubowski – creation of the gitlab project, common flowchart</text:p>
      <text:p text:style-name="P1">Tymon Żarski - creation of the gitlab project,Source code</text:p>
      <text:p text:style-name="P1">Janek Szachno – Source code, gitignore</text:p>
      <text:p text:style-name="P1">Cagla Kuleasan- Help with source code and common flowch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4:09:52.900743923</meta:creation-date>
    <dc:date>2020-11-12T14:17:37.216017686</dc:date>
    <meta:editing-duration>PT7M48S</meta:editing-duration>
    <meta:editing-cycles>1</meta:editing-cycles>
    <meta:document-statistic meta:table-count="0" meta:image-count="0" meta:object-count="0" meta:page-count="1" meta:paragraph-count="5" meta:word-count="56" meta:character-count="367" meta:non-whitespace-character-count="313"/>
    <meta:generator>LibreOffice/6.4.6.2$Linux_X86_64 LibreOffice_project/40$Build-2</meta:generator>
  </office:meta>
</office:document-meta>
</file>